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66in"/>
    </style:style>
    <style:style style:name="co2" style:family="table-column">
      <style:table-column-properties fo:break-before="auto" style:column-width="0.478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2.6429in"/>
    </style:style>
    <style:style style:name="co5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6417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5752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8583in"/>
    </style:style>
    <style:style style:name="co13" style:family="table-column">
      <style:table-column-properties fo:break-before="auto" style:column-width="0.4417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6201in"/>
    </style:style>
    <style:style style:name="co16" style:family="table-column">
      <style:table-column-properties fo:break-before="auto" style:column-width="0.9665in"/>
    </style:style>
    <style:style style:name="co17" style:family="table-column">
      <style:table-column-properties fo:break-before="auto" style:column-width="0.6374in"/>
    </style:style>
    <style:style style:name="co18" style:family="table-column">
      <style:table-column-properties fo:break-before="auto" style:column-width="0.6835in"/>
    </style:style>
    <style:style style:name="co19" style:family="table-column">
      <style:table-column-properties fo:break-before="auto" style:column-width="0.5839in"/>
    </style:style>
    <style:style style:name="co20" style:family="table-column">
      <style:table-column-properties fo:break-before="auto" style:column-width="0.45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4665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1in"/>
    </style:style>
    <style:style style:name="co26" style:family="table-column">
      <style:table-column-properties fo:break-before="auto" style:column-width="1.1665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in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in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alibri"/>
    </style:style>
    <style:style style:name="ce51" style:family="table-cell" style:parent-style-name="Default" style:data-style-name="N0">
      <style:table-cell-properties style:text-align-source="value-type" style:repeat-content="false" fo:background-color="transparent" style:vertical-align="middle"/>
      <style:paragraph-properties fo:margin-left="0in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60" style:family="table-cell" style:parent-style-name="Default">
      <style:table-cell-properties fo:background-color="transparen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4.0_BOM_EN_shopping" table:style-name="ta1">
        <office:forms form:automatic-focus="false" form:apply-design-mode="false"/>
        <table:shapes>
          <draw:frame draw:z-index="0" draw:style-name="gr1" draw:text-style-name="P1" svg:width="3.1819in" svg:height="1.7898in" svg:x="2.448in" svg:y="28.678in">
            <draw:object draw:notify-on-update-of-ranges="'F4.0_BOM_EN_shopping'.D154:'F4.0_BOM_EN_shopping'.D156 'F4.0_BOM_EN_shopping'.C154:'F4.0_BOM_EN_shopping'.C1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table:style-name="ce62" office:value-type="string" calcext:value-type="string" table:number-columns-spanned="3" table:number-rows-spanned="1">
            <text:p>Base</text:p>
          </table:table-cell>
          <table:covered-table-cell table:number-columns-repeated="2" table:style-name="ce62"/>
          <table:table-cell table:style-name="ce18" office:value-type="string" calcext:value-type="string" table:number-columns-spanned="5" table:number-rows-spanned="1">
            <text:p>Y-axis</text:p>
          </table:table-cell>
          <table:covered-table-cell table:number-columns-repeated="3" table:style-name="ce62"/>
          <table:covered-table-cell table:style-name="ce71"/>
          <table:table-cell table:style-name="ce71" office:value-type="string" calcext:value-type="string" table:number-columns-spanned="3" table:number-rows-spanned="1">
            <text:p>Electronics</text:p>
          </table:table-cell>
          <table:covered-table-cell table:style-name="ce62"/>
          <table:covered-table-cell table:style-name="ce71"/>
          <table:table-cell table:style-name="ce71" office:value-type="string" calcext:value-type="string" table:number-columns-spanned="3" table:number-rows-spanned="1">
            <text:p>Z-axis</text:p>
          </table:table-cell>
          <table:covered-table-cell table:style-name="ce62"/>
          <table:covered-table-cell table:style-name="ce71"/>
          <table:table-cell table:style-name="ce71" office:value-type="string" calcext:value-type="string" table:number-columns-spanned="5" table:number-rows-spanned="1">
            <text:p>X-axis</text:p>
          </table:table-cell>
          <table:covered-table-cell table:number-columns-repeated="3" table:style-name="ce62"/>
          <table:covered-table-cell table:style-name="ce71"/>
          <table:table-cell table:style-name="ce26" office:value-type="string" calcext:value-type="string" table:number-columns-spanned="1" table:number-rows-spanned="2">
            <text:p>Spool roller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7])" office:value-type="float" office:value="662.1" calcext:value-type="float">
            <text:p>662.1</text:p>
          </table:table-cell>
          <table:table-cell table:style-name="ce2" table:formula="of:=SUM([.B3:.B97])" office:value-type="float" office:value="473.88" calcext:value-type="float">
            <text:p>473.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7])" office:value-type="float" office:value="332.6" calcext:value-type="float">
            <text:p>332.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Hinges</text:p>
          </table:table-cell>
          <table:table-cell office:value-type="string" calcext:value-type="string">
            <text:p>Panels</text:p>
          </table:table-cell>
          <table:table-cell office:value-type="string" calcext:value-type="string">
            <text:p>Y-endstop</text:p>
          </table:table-cell>
          <table:table-cell office:value-type="string" calcext:value-type="string">
            <text:p>Y-idler</text:p>
          </table:table-cell>
          <table:table-cell office:value-type="string" calcext:value-type="string">
            <text:p>Y-slider</text:p>
          </table:table-cell>
          <table:table-cell office:value-type="string" calcext:value-type="string">
            <text:p>Y-moto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Rear plate</text:p>
          </table:table-cell>
          <table:table-cell office:value-type="string" calcext:value-type="string">
            <text:p>Front plat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or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xtruder</text:p>
          </table:table-cell>
          <table:table-cell office:value-type="string" calcext:value-type="string">
            <text:p>X-motor</text:p>
          </table:table-cell>
          <table:table-cell office:value-type="string" calcext:value-type="string">
            <text:p>X-endstop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ot-end</text:p>
          </table:table-cell>
          <table:covered-table-cell table:style-name="ce71"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41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V-slot aluminium profile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1">V-slot aluminium profile</text:span>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T-nut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<text:span text:style-name="T2">GT2 6mm 600mm timing belt</text:span>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GT2 20 teeth, 5mm bore timing pulley 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41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n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n wing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nN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washer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headless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M2.5x12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5:.Z15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6:.Z16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8:.Z18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9:.Z19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20:.Z20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1:.Z21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nN</text:p>
          </table:table-cell>
          <table:table-cell table:formula="of:=SUM([.F23:.Z2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medium washer</text:p>
          </table:table-cell>
          <table:table-cell table:formula="of:=SUM([.F24:.Z2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M2.5 heat set insert</text:p>
          </table:table-cell>
          <table:table-cell table:formula="of:=SUM([.F25:.Z25])"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3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1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E3D Lite 6 HotEnd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Thermal compound paste</text:p>
          </table:table-cell>
          <table:table-cell table:formula="of:=SUM([.F27:.Z27])" office:value-type="float" office:value="0" calcext:value-type="float">
            <text:p>0</text:p>
          </table:table-cell>
          <table:table-cell table:number-columns-repeated="21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Filament drive gear (with grub screw)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150 x 140 x 4 mm aluminium plate</text:p>
          </table:table-cell>
          <table:table-cell table:formula="of:=SUM([.F29:.Z2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table:style-name="ce51" office:value-type="string" calcext:value-type="string">
            <text:p>PrintBite 150 x 140 m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1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1 m 2-pin Dupont connector cable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1">
          <table:covered-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echanical endstop switch</text:p>
          </table:table-cell>
          <table:table-cell table:formula="of:=SUM([.F32:.Z32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3:.Z33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4:.Z3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90 W 100 x 100 m heating film with 100k thermistor and 2 pin molex connector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603ZZ bearing</text:p>
          </table:table-cell>
          <table:table-cell table:formula="of:=SUM([.F36:.Z36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608ZZ bearing</text:p>
          </table:table-cell>
          <table:table-cell table:formula="of:=SUM([.F37:.Z37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pneumatic fitting (4 mm tube, M6 thread)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1">
          <table:table-cell office:value-type="float" office:value="120" calcext:value-type="float" table:number-columns-spanned="1" table:number-rows-spanned="9">
            <text:p>120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18 AWG cable, green 25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1">
          <table:covered-table-cell/>
          <table:table-cell office:value-type="float" office:value="1.69" calcext:value-type="float">
            <text:p>1.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18 AWG cable, red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1">
          <table:covered-table-cell/>
          <table:table-cell office:value-type="float" office:value="1.69" calcext:value-type="float">
            <text:p>1.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18 AWG <text:s/>cable, black 250 + 100 mm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Minitronics + molex cable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EU power cord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reprapworld.fr/products/_lectronique/impression_autonome/_cran_graphique_lcd_v1_0/" xlink:type="simple">RepRapWorld</text:a></text:p>
          </table:table-cell>
          <table:table-cell office:value-type="string" calcext:value-type="string">
            <text:p>LCD écran pour Minitronics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1 m cable spiral wrap</text:p>
          </table:table-cell>
          <table:table-cell table:formula="of:=SUM([.F45:.Z45])" office:value-type="float" office:value="1.6" calcext:value-type="float">
            <text:p>1.6</text:p>
          </table:table-cell>
          <table:table-cell table:number-columns-repeated="12"/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USB cable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1">
          <table:covered-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Heat shrink sleeve for the fans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1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Zip ties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able clip 25x25x8m</text:p>
          </table:table-cell>
          <table:table-cell table:formula="of:=SUM([.F49:.Z4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covered-table-cell/>
          <table:table-cell office:value-type="float" office:value="1.72" calcext:value-type="float">
            <text:p>1.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Heat shrink sleeve 1.6-0.8 mm 20 mm</text:p>
          </table:table-cell>
          <table:table-cell table:formula="of:=SUM([.F50:.Z50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covered-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for the fans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covered-table-cell/>
          <table:table-cell office:value-type="float" office:value="1.89" calcext:value-type="float">
            <text:p>1.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Heat shrink 4.8-2.4mm 20 mm</text:p>
          </table:table-cell>
          <table:table-cell table:formula="of:=SUM([.F52:.Z52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751-483 compression spring</text:p>
          </table:table-cell>
          <table:table-cell table:formula="of:=SUM([.F53:.Z53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30 x 30 x 10 mm fan (4.7 CFM)</text:p>
          </table:table-cell>
          <table:table-cell table:formula="of:=SUM([.F54:.Z54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Meanwell 12 V 138 W (OEM / or not EU) external power supply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<text:span text:style-name="T2">Meanwell </text:span>12 V 138 W external power supply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Meanwell 24 V 160W (OEM / or not EU) external power suppl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Meanwell 24 V 160W external power suppl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KPJX-PM-4S connector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KPJX-PM-4S connector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8 mm drill or 90° reamer (alu plate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for plastic (? - play compensation ?)</text:p>
          </table:table-cell>
          <table:table-cell table:formula="of:=SUM([.F62:.Z62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-A</text:p>
          </table:table-cell>
          <table:table-cell table:formula="of:=SUM([.F65:.Z65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-B-psu-external</text:p>
          </table:table-cell>
          <table:table-cell table:formula="of:=SUM([.F66:.Z66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-A</text:p>
          </table:table-cell>
          <table:table-cell table:formula="of:=SUM([.F67:.Z67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x-slider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y-carriag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y-slider-R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y-slider-L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z-slider-R</text:p>
          </table:table-cell>
          <table:table-cell table:formula="of:=SUM([.F72:.Z72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z-slider-L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hinge-outer</text:p>
          </table:table-cell>
          <table:table-cell table:formula="of:=SUM([.F74:.Z7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hinge-inner</text:p>
          </table:table-cell>
          <table:table-cell table:formula="of:=SUM([.F75:.Z75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xtruder-body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xtruder-lever</text:p>
          </table:table-cell>
          <table:table-cell table:formula="of:=SUM([.F77:.Z7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board-mount_minitronics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foot-A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foot-B</text:p>
          </table:table-cell>
          <table:table-cell table:formula="of:=SUM([.F80:.Z80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nion</text:p>
          </table:table-cell>
          <table:table-cell table:formula="of:=SUM([.F81:.Z81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handle</text:p>
          </table:table-cell>
          <table:table-cell table:formula="of:=SUM([.F82:.Z82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top-corner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pool-roller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pool-roller tube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y-endstop-holder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x-rack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z-rack</text:p>
          </table:table-cell>
          <table:table-cell table:formula="of:=SUM([.F88:.Z88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rack-end</text:p>
          </table:table-cell>
          <table:table-cell table:formula="of:=SUM([.F89:.Z89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y-motor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y-idler</text:p>
          </table:table-cell>
          <table:table-cell table:formula="of:=SUM([.F91:.Z9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e3d-lite6</text:p>
          </table:table-cell>
          <table:table-cell table:formula="of:=SUM([.F92:.Z92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e3d-lite6-30mmfanshroud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lcd-clip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nderplate – 4 mm PMMA</text:p>
          </table:table-cell>
          <table:table-cell table:formula="of:=SUM([.F97:.Z97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1.5 mm Allen key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2.0 mm Allen key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2.5 mm Allen key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3.0 mm Allen key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7.0 mm wrench (M4 nuts, e3D nozzle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Flat-nose plier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Tweezer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t fil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8 mm drill or 90° reamer (alu pla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Stepper cable 30cm JST / Molex (Y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Stepper cable 30-50-80cm JST / Dupont (Y/E/Z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for E ?) (2x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style-name="ce60"/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ce60"/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 table:number-rows-repeated="18">
          <table:table-cell table:style-name="Default" table:number-columns-repeated="3"/>
          <table:table-cell table:style-name="ce60"/>
          <table:table-cell table:number-columns-repeated="1020"/>
        </table:table-row>
        <table:table-row table:style-name="ro1">
          <table:table-cell table:style-name="Default" table:number-columns-repeated="3"/>
          <table:table-cell table:style-name="ce60"/>
          <table:table-cell table:number-columns-repeated="24"/>
          <table:table-cell table:style-name="ce29"/>
          <table:table-cell table:number-columns-repeated="995"/>
        </table:table-row>
        <table:table-row table:style-name="ro1" table:number-rows-repeated="14">
          <table:table-cell table:style-name="Default" table:number-columns-repeated="3"/>
          <table:table-cell table:style-name="ce6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60"/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num-format="1" style:print-orientation="landscape" fo:margin-top="0.5118in" fo:margin-bottom="0.5118in" fo:margin-left="0.2756in" fo:margin-right="0.2362in" style:print-page-order="ttb" style:first-page-number="continue" style:scale-to="95%" style:table-centering="both" style:print="charts drawings objects"/>
      <style:header-style>
        <style:header-footer-properties fo:min-height="0.2756in" fo:margin-left="0in" fo:margin-right="0in" fo:margin-bottom="0in"/>
      </style:header-style>
      <style:footer-style>
        <style:header-footer-properties fo:min-height="0.2756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initial-creator>Emmanuel Gilloz</meta:initial-creator>
    <meta:creation-date>2014-06-29T13:02:29Z</meta:creation-date>
    <dc:date>2022-10-25T17:52:28.694505474</dc:date>
    <meta:print-date>2015-08-14T12:58:27Z</meta:print-date>
    <meta:editing-duration>P5DT21H3M57S</meta:editing-duration>
    <meta:editing-cycles>180</meta:editing-cycles>
    <meta:document-statistic meta:table-count="1" meta:cell-count="513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96cm" svg:y="1.476cm" style:legend-expansion="high" chart:style-name="ch2"/>
        <chart:plot-area chart:style-name="ch3" table:cell-range-address="'F4.0_BOM_EN_shopping'.C154:'F4.0_BOM_EN_shopping'.D156" chart:data-source-has-labels="column" svg:x="0.161cm" svg:y="0.09cm" svg:width="5.974cm" svg:height="4.367cm">
          <chart:coordinate-region svg:x="0.965cm" svg:y="0.091cm" svg:width="4.366cm" svg:height="4.366cm"/>
          <chart:axis chart:dimension="x" chart:name="primary-x" chart:style-name="ch4" chartooo:axis-type="auto">
            <chartooo:date-scale/>
            <chart:categories table:cell-range-address="'F4.0_BOM_EN_shopping'.D154:'F4.0_BOM_EN_shopping'.D1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4.0_BOM_EN_shopping'.C154:'F4.0_BOM_EN_shopping'.C15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4.0_BOM_EN_shopping'.D154:'F4.0_BOM_EN_shopping'.D156</svg:desc>
                </draw:g>
              </table:table-cell>
              <table:table-cell office:value-type="float" office:value="16">
                <text:p>16</text:p>
                <draw:g>
                  <svg:desc>'F4.0_BOM_EN_shopping'.C154:'F4.0_BOM_EN_shopping'.C156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